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CILA DEL ROSARIO, LION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3665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770171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CILA DEL ROSARIO, LION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368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43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4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45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23:06:29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